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25-01-11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24-02-0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23-01-2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21-12-0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20-12-0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9-12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9-02-0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7-12-2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7-01-03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6-01-19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5-01-19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4-02-14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2-12-2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2-01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10-12-14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9-12-1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9-01-13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8-02-06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7-01-2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6-01-1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5-01-31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4-02-16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3-01-23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2-01-1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1-01-1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2000-01-1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7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5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7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6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6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6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6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6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6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6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5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49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4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4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005095151801</text:p>
          </table:table-cell>
          <table:table-cell office:value-type="string" calcext:value-type="string">
            <text:p>194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6" meta:object-count="0"/>
    <meta:user-defined meta:name="AppVersion">3.0</meta:user-defined>
  </office:meta>
</office:document-meta>
</file>